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Arduino Breakout v1.4”</text:p>
            <text:p text:style-name="P1">make.rrrf.org/ab-1.4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11-06T09:49:57</dc:date>
    <meta:printed-by>Zachary Smith</meta:printed-by>
    <meta:print-date>2008-10-30T12:25:40</meta:print-date>
    <dc:language>en-US</dc:language>
    <meta:editing-cycles>2</meta:editing-cycles>
    <meta:editing-duration>P6DT21H25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70" meta:character-count="2070"/>
  </office:meta>
</office:document-meta>
</file>